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56f"/>
    </style:style>
    <style:style style:name="P2" style:family="paragraph" style:parent-style-name="Standard">
      <style:text-properties officeooo:rsid="000f2273"/>
    </style:style>
    <style:style style:name="P3" style:family="paragraph" style:parent-style-name="Standard">
      <style:text-properties officeooo:rsid="000f5a61"/>
    </style:style>
    <style:style style:name="P4" style:family="paragraph" style:parent-style-name="Standard">
      <style:text-properties officeooo:rsid="00139489"/>
    </style:style>
    <style:style style:name="P5" style:family="paragraph" style:parent-style-name="Standard">
      <style:text-properties officeooo:rsid="0014cf1c"/>
    </style:style>
    <style:style style:name="P6" style:family="paragraph" style:parent-style-name="Standard">
      <style:text-properties officeooo:rsid="00189ac7" officeooo:paragraph-rsid="00189ac7"/>
    </style:style>
    <style:style style:name="T1" style:family="text">
      <style:text-properties officeooo:rsid="0006f31a"/>
    </style:style>
    <style:style style:name="T2" style:family="text">
      <style:text-properties officeooo:rsid="0008a842"/>
    </style:style>
    <style:style style:name="T3" style:family="text">
      <style:text-properties officeooo:rsid="0008f233"/>
    </style:style>
    <style:style style:name="T4" style:family="text">
      <style:text-properties officeooo:rsid="000c456f"/>
    </style:style>
    <style:style style:name="T5" style:family="text">
      <style:text-properties officeooo:rsid="000e9a1b"/>
    </style:style>
    <style:style style:name="T6" style:family="text">
      <style:text-properties officeooo:rsid="00121cdc"/>
    </style:style>
    <style:style style:name="T7" style:family="text">
      <style:text-properties officeooo:rsid="0014cf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iveles: el servidor contiene el nivel que los jugadores quieren jugar. Cada nivel tiene una determinada cantidad de jugadores necesarios para jugar. Se muestra la pantalla de periodo de espera (esto ultimo ya la hizo Pablo). Se deben implementar por lo menos 3 niveles, en cada uno de los cuales al llegar al final hay un Boss.</text:span></text:p>
      <text:p text:style-name="Standard"/>
      <text:p text:style-name="Standard">-<text:span text:style-name="T2">Energia: cada jugador tiene una cantidad determinada de energia. Cuando es alcanzado por un disparo enemigo, pierde energia. Si el jugador pierde toda su energia desaparece de la pantalla y el nivel es continuado por los otros jugadores. Si todos los jugadores pierden todas sus vidas el juego termina.</text:span></text:p>
      <text:p text:style-name="Standard"/>
      <text:p text:style-name="Standard">-<text:span text:style-name="T3">Plataformas: hay 2 plataformas transitables para los jugadores. Ambas plataformas estan separadas por la altura del personaje + un espacio adicional. Un nivel corresponde al piso y el otro a una plataforma elevada. Los jugadores pueden subir y bajar entre las plataformas.</text:span></text:p>
      <text:p text:style-name="P6">FALTA QUE CUANDO EL JUGADOR ESTA ABAJO DE UNA PLATAFORMA Y SALTE, RECIEN CUANDO ESTE CAYENDO SE PARE SOBRE LA PLATAFORMA.</text:p>
      <text:p text:style-name="Standard"/>
      <text:p text:style-name="Standard">-<text:span text:style-name="T4">Armas:</text:span></text:p>
      <text:p text:style-name="P1"><text:tab/>1) Heavy Machine Gun: el arma principal. Puede disparar diagonalmente.</text:p>
      <text:p text:style-name="P1"><text:tab/>2) Rocket Launcher: lanzamisiles que no dispara en diagonal.</text:p>
      <text:p text:style-name="P1"><text:tab/>3) Flame Shot (elegir una entre esta y la siguiente): lanzallamas muy util contra la infanteria.</text:p>
      <text:p text:style-name="P1"><text:tab/>4) Shot Gun (elegir una entre esta y la anterior): escopeta de gran utilidad.</text:p>
      <text:p text:style-name="P1"><text:tab/>5) Enemy Chaser (opcional para subir puntos de la nota): misiles que persiguen al enemigo.</text:p>
      <text:p text:style-name="Standard"/>
      <text:p text:style-name="Standard">-<text:span text:style-name="T5">Enemigos: los principales son soldados con armas o que solo caminen por el escenario. Cuando un enemigo recibe un disparo del jugador otorga puntaje al mismo.</text:span></text:p>
      <text:p text:style-name="Standard"/>
      <text:p text:style-name="Standard">-<text:span text:style-name="T5">Enemigos especiales (Bosses):</text:span></text:p>
      <text:p text:style-name="P2"><text:tab/>1) Airbuster Riberts: es un avion del cual se desprenden N soldados con mas energia que un <text:tab/>soldado comun y cuyos disparos son mas poderosos.</text:p>
      <text:p text:style-name="P2"><text:tab/>2) Tani Oh: es un tanque de artilleria con un gran cañon de laser y 2 torretas de disparo. Su <text:tab/>velocidad es lenta. Puede atacar con sus 2 armas al mismo tiempo (ambas disparan <text:tab/>horizontalmente).</text:p>
      <text:p text:style-name="P3"><text:tab/>3) Hi–Do: es un helicoptero con lanzamisiles en sus laterales, que disparan en diagonal del <text:tab/>aire al piso, y desde el centro deja caer 2 bombas, en intervalos de tiempo.</text:p>
      <text:p text:style-name="Standard"/>
      <text:p text:style-name="Standard">-<text:span text:style-name="T6">Bonus: aparecen ocasionalmente al eliminar enemigos. Se representan con un icono que el personaje debe tocar para obtener el bonus. Hay 2 tipos de bonus:</text:span></text:p>
      <text:p text:style-name="P4"><text:tab/>1) Bonus de power: restablece energia a los personajes.</text:p>
      <text:p text:style-name="P4"><text:tab/>2) Bonus KillAll: elimina a todos los enemigos en el area de camara.</text:p>
      <text:p text:style-name="Standard"/>
      <text:p text:style-name="Standard">-<text:span text:style-name="T7">Modos de juego:</text:span></text:p>
      <text:p text:style-name="P5"><text:tab/>1) Individual multi-jugador: cada jugador obtiene puntos que se computan para este.</text:p>
      <text:p text:style-name="P5"><text:tab/>2) Colaborativo multi-jugador: hasta 4 jugadores que acumular un unico puntaje.</text:p>
      <text:p text:style-name="P5"><text:tab/>3) Grupal multijugador: 2 grupos de 2 jugadores que acumulan puntaje por grupo.</text:p>
      <text:p text:style-name="Standard"><text:tab/><text:span text:style-name="T7">4) Prueba: se adiciona a cualquiera de los 3 modos de juego anteriores. Los jugadores no <text:tab/>pierden energ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6:07:18.032729485</meta:creation-date>
    <dc:date>2016-11-14T00:27:37.461718488</dc:date>
    <meta:editing-duration>PT29M46S</meta:editing-duration>
    <meta:editing-cycles>15</meta:editing-cycles>
    <meta:generator>LibreOffice/5.1.4.2$Linux_X86_64 LibreOffice_project/10m0$Build-2</meta:generator>
    <meta:document-statistic meta:table-count="0" meta:image-count="0" meta:object-count="0" meta:page-count="1" meta:paragraph-count="23" meta:word-count="458" meta:character-count="2773" meta:non-whitespace-character-count="2320"/>
  </office:meta>
</office:document-meta>
</file>